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8bf" officeooo:paragraph-rsid="0017d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History</text:p>
      <text:p text:style-name="P1"><text:tab/>Mercurial</text:p>
      <text:p text:style-name="P1"><text:tab/>SVN</text:p>
      <text:p text:style-name="P1"><text:tab/>Linus Torvald</text:p>
      <text:p text:style-name="P1">Basics of Git</text:p>
      <text:p text:style-name="P1"><text:tab/>Git init</text:p>
      <text:p text:style-name="P1"><text:tab/>Git Add</text:p>
      <text:p text:style-name="P1"><text:tab/>Git commit -m</text:p>
      <text:p text:style-name="P1"><text:tab/>Git pull</text:p>
      <text:p text:style-name="P1"><text:tab/>Git push</text:p>
      <text:p text:style-name="P1"><text:tab/>Git Aliases</text:p>
      <text:p text:style-name="P1">How it works</text:p>
      <text:p text:style-name="P1"><text:tab/>Folder structure</text:p>
      <text:p text:style-name="P1">Why learn it</text:p>
      <text:p text:style-name="P1"><text:tab/>Do you have documents labeled version 1, version 2</text:p>
      <text:p text:style-name="P1"><text:tab/>Defacto standard</text:p>
      <text:p text:style-name="P1"><text:tab/>Company standard</text:p>
      <text:p text:style-name="P1"><text:tab/>It can save your rear end</text:p>
      <text:p text:style-name="P1"><text:tab/>Portability</text:p>
      <text:p text:style-name="P1">How to learn it </text:p>
      <text:p text:style-name="P1"><text:tab/>Google something specific</text:p>
      <text:p text:style-name="P1"><text:tab/>Articles</text:p>
      <text:p text:style-name="P1"><text:tab/>Books</text:p>
      <text:p text:style-name="P1"><text:tab/>Training courses</text:p>
      <text:p text:style-name="P1">Why we use it</text:p>
      <text:p text:style-name="P1"><text:tab/>Tractability</text:p>
      <text:p text:style-name="P1"><text:tab/>Ability to recover previous versions</text:p>
      <text:p text:style-name="P1"><text:tab/>Accountability </text:p>
      <text:p text:style-name="P1">Recommendations</text:p>
      <text:p text:style-name="P1"><text:tab/>Commit messages</text:p>
      <text:p text:style-name="P1"><text:tab/>remote vs local copies of the repo</text:p>
      <text:p text:style-name="P1">Requirements</text:p>
      <text:p text:style-name="P1"><text:tab/>\\tnhs\global\admin\scrip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8:07:44.635098729</meta:creation-date>
    <dc:date>2020-01-24T18:16:23.548420798</dc:date>
    <meta:editing-duration>PT8M39S</meta:editing-duration>
    <meta:editing-cycles>1</meta:editing-cycles>
    <meta:document-statistic meta:table-count="0" meta:image-count="0" meta:object-count="0" meta:page-count="1" meta:paragraph-count="33" meta:word-count="84" meta:character-count="536" meta:non-whitespace-character-count="458"/>
    <meta:generator>LibreOffice/6.0.7.3$Linux_X86_64 LibreOffice_project/00m0$Build-3</meta:generator>
  </office:meta>
</office:document-meta>
</file>